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-width="0.438cm" draw:marker-end-width="0.438cm" draw:fill="gradient" draw:fill-color="#666666" draw:fill-gradient-name="Gradient_20_4" draw:opacity="100%" draw:opacity-name="Transparency_20_2" draw:textarea-horizontal-align="justify" draw:textarea-vertical-align="middle" draw:auto-grow-height="false" fo:min-height="1.465cm" fo:min-width="4.66cm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5.946cm" fo:min-width="12.203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2.06cm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1.524cm" fo:min-width="26.774cm"/>
    </style:style>
    <style:style style:name="gr5" style:family="graphic" style:parent-style-name="standard">
      <style:graphic-properties draw:stroke="none" draw:fill-color="#eeeeee" draw:textarea-horizontal-align="justify" draw:textarea-vertical-align="middle" draw:auto-grow-height="false" fo:min-height="1.596cm" fo:min-width="26.796cm"/>
    </style:style>
    <style:style style:name="gr6" style:family="graphic" style:parent-style-name="standard">
      <style:graphic-properties draw:stroke="none" draw:fill-color="#eeeeee" draw:textarea-horizontal-align="justify" draw:textarea-vertical-align="middle" draw:auto-grow-height="false" fo:min-height="1.597cm" fo:min-width="26.829cm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1.601cm" fo:min-width="26.874cm"/>
    </style:style>
    <style:style style:name="gr8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56cm" fo:min-width="0.014cm"/>
    </style:style>
    <style:style style:name="gr9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7cm" fo:min-width="0cm"/>
    </style:style>
    <style:style style:name="gr10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64cm" fo:min-width="0cm"/>
    </style:style>
    <style:style style:name="gr11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62cm" fo:min-width="0cm"/>
    </style:style>
    <style:style style:name="gr12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6cm" fo:min-width="0cm"/>
    </style:style>
    <style:style style:name="gr13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66cm" fo:min-width="0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1.25cm" fo:min-width="1.51cm"/>
    </style:style>
    <style:style style:name="gr15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cm"/>
    </style:style>
    <style:style style:name="gr16" style:family="graphic" style:parent-style-name="objectwithoutfill">
      <style:graphic-properties svg:stroke-width="0.106cm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18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19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20" style:family="graphic" style:parent-style-name="standard">
      <style:graphic-properties svg:stroke-width="0.106cm" svg:stroke-color="#000000" draw:marker-start-width="0.517cm" draw:marker-end="Symmetric_20_Arrow" draw:marker-end-width="0.617cm" draw:fill="none" draw:textarea-horizontal-align="justify" draw:textarea-vertical-align="middle" draw:auto-grow-height="false" fo:min-height="0.711cm" fo:min-width="0.131cm" fo:padding-top="0.178cm" fo:padding-bottom="0.178cm" fo:padding-left="0.303cm" fo:padding-right="0.303cm"/>
    </style:style>
    <style:style style:name="gr21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22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23" style:family="graphic" style:parent-style-name="objectwithoutfill">
      <style:graphic-properties svg:stroke-width="0.106cm" draw:marker-start-width="0.517cm" draw:marker-end="" draw:marker-end-width="0.617cm" draw:fill="none" draw:textarea-vertical-align="middle" fo:padding-top="0.178cm" fo:padding-bottom="0.178cm" fo:padding-left="0.303cm" fo:padding-right="0.303cm"/>
    </style:style>
    <style:style style:name="gr24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25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fo:min-height="2.033cm"/>
    </style:style>
    <style:style style:name="gr28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5cm" fo:min-width="1.51cm"/>
    </style:style>
    <style:style style:name="gr29" style:family="graphic" style:parent-style-name="standard">
      <style:graphic-properties draw:stroke="none" svg:stroke-color="#000000" draw:fill="none" draw:fill-color="#ffffff" fo:min-height="1.145cm"/>
    </style:style>
    <style:style style:name="gr30" style:family="graphic" style:parent-style-name="standard">
      <style:graphic-properties draw:stroke="none" svg:stroke-color="#000000" draw:fill="none" draw:fill-color="#ffffff" fo:min-height="2.676cm"/>
    </style:style>
    <style:style style:name="gr31" style:family="graphic" style:parent-style-name="standard">
      <style:graphic-properties draw:stroke="none" svg:stroke-color="#000000" draw:fill="none" draw:fill-color="#ffffff" fo:min-height="1.382cm"/>
    </style:style>
    <style:style style:name="gr3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fo:min-height="0.721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3.969cm" fo:min-width="13.168cm"/>
    </style:style>
    <style:style style:name="gr35" style:family="graphic" style:parent-style-name="standard">
      <style:graphic-properties svg:stroke-color="#000000" draw:stroke-linejoin="none" svg:stroke-linecap="square" draw:fill-color="#ffffff" draw:textarea-horizontal-align="justify" draw:textarea-vertical-align="middle" draw:auto-grow-height="false" fo:min-height="5.609cm" fo:min-width="0cm"/>
    </style:style>
    <style:style style:name="gr36" style:family="graphic" style:parent-style-name="standard">
      <style:graphic-properties svg:stroke-color="#000000" draw:stroke-linejoin="none" svg:stroke-linecap="square" draw:fill-color="#ffffff" draw:textarea-horizontal-align="justify" draw:textarea-vertical-align="middle" draw:auto-grow-height="false" fo:min-height="5.757cm" fo:min-width="0cm"/>
    </style:style>
    <style:style style:name="gr37" style:family="graphic" style:parent-style-name="standard">
      <style:graphic-properties draw:fill-color="#ff0000" draw:textarea-horizontal-align="justify" draw:textarea-vertical-align="middle" draw:auto-grow-height="false" fo:min-height="1.357cm" fo:min-width="1.107cm"/>
    </style:style>
    <style:style style:name="gr38" style:family="graphic" style:parent-style-name="standard">
      <style:graphic-properties draw:fill-color="#0000ff" draw:textarea-horizontal-align="justify" draw:textarea-vertical-align="middle" draw:auto-grow-height="false" fo:min-height="1.357cm" fo:min-width="1.107cm"/>
    </style:style>
    <style:style style:name="gr39" style:family="graphic" style:parent-style-name="standard" style:list-style-name="L2">
      <style:graphic-properties draw:fill-color="#0000ff" draw:textarea-horizontal-align="justify" draw:textarea-vertical-align="middle" draw:auto-grow-height="false" fo:min-height="1.356cm" fo:min-width="1.106cm"/>
    </style:style>
    <style:style style:name="gr40" style:family="graphic" style:parent-style-name="standard" style:list-style-name="L2">
      <style:graphic-properties svg:stroke-color="#000000" draw:fill-color="#99ff66" draw:textarea-horizontal-align="justify" draw:textarea-vertical-align="middle" draw:auto-grow-height="false" fo:min-height="1.357cm" fo:min-width="1.107cm"/>
    </style:style>
    <style:style style:name="gr41" style:family="graphic" style:parent-style-name="standard" style:list-style-name="L2">
      <style:graphic-properties svg:stroke-color="#000000" draw:fill-color="#99ff66" draw:textarea-horizontal-align="justify" draw:textarea-vertical-align="middle" draw:auto-grow-height="false" fo:min-height="1.357cm" fo:min-width="1.107cm"/>
    </style:style>
    <style:style style:name="gr42" style:family="graphic" style:parent-style-name="standard" style:list-style-name="L2">
      <style:graphic-properties draw:fill-color="#0000ff" draw:textarea-horizontal-align="justify" draw:textarea-vertical-align="middle" draw:auto-grow-height="false" fo:min-height="1.357cm" fo:min-width="1.107cm"/>
    </style:style>
    <style:style style:name="gr43" style:family="graphic" style:parent-style-name="standard">
      <style:graphic-properties draw:stroke="none" svg:stroke-color="#000000" draw:fill="none" draw:fill-color="#ffffff" fo:min-height="1.857cm"/>
    </style:style>
    <style:style style:name="gr44" style:family="graphic" style:parent-style-name="standard">
      <style:graphic-properties svg:stroke-color="#000000" draw:fill-color="#ff0000" draw:textarea-horizontal-align="justify" draw:textarea-vertical-align="middle" draw:auto-grow-height="false" fo:min-height="1.258cm" fo:min-width="1.008cm"/>
    </style:style>
    <style:style style:name="gr45" style:family="graphic" style:parent-style-name="standard">
      <style:graphic-properties draw:stroke="none" svg:stroke-color="#000000" draw:fill="none" draw:fill-color="#ffffff" fo:min-height="1.388cm"/>
    </style:style>
    <style:style style:name="gr46" style:family="graphic" style:parent-style-name="standard">
      <style:graphic-properties draw:fill-color="#0000ff" draw:textarea-horizontal-align="justify" draw:textarea-vertical-align="middle" draw:auto-grow-height="false" fo:min-height="1.258cm" fo:min-width="1.008cm"/>
    </style:style>
    <style:style style:name="gr47" style:family="graphic" style:parent-style-name="standard">
      <style:graphic-properties draw:stroke="none" svg:stroke-color="#000000" draw:fill="none" draw:fill-color="#ffffff" fo:min-height="1.421cm"/>
    </style:style>
    <style:style style:name="gr48" style:family="graphic" style:parent-style-name="standard" style:list-style-name="L2">
      <style:graphic-properties svg:stroke-color="#000000" draw:fill-color="#99ff66" draw:opacity="100%" draw:textarea-horizontal-align="justify" draw:textarea-vertical-align="middle" draw:auto-grow-height="false" fo:min-height="0.994cm" fo:min-width="0.744cm"/>
    </style:style>
    <style:style style:name="gr49" style:family="graphic" style:parent-style-name="standard">
      <style:graphic-properties draw:stroke="none" svg:stroke-color="#000000" draw:fill="none" draw:fill-color="#ffffff" fo:min-height="1.329cm"/>
    </style:style>
    <style:style style:name="gr50" style:family="graphic" style:parent-style-name="standard">
      <style:graphic-properties draw:stroke="none" draw:fill-color="#000000" draw:textarea-horizontal-align="justify" draw:textarea-vertical-align="middle" draw:auto-grow-height="false" fo:min-height="2.92cm" fo:min-width="0.314cm"/>
    </style:style>
    <style:style style:name="P1" style:family="paragraph">
      <loext:graphic-properties draw:fill="gradient" draw:fill-color="#666666" draw:fill-gradient-name="Gradient_20_4" draw:opacity="100%" draw:opacity-name="Transparency_20_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34pt" style:font-size-asian="34pt" style:font-size-complex="34pt"/>
    </style:style>
    <style:style style:name="P4" style:family="paragraph">
      <loext:graphic-properties draw:fill="none" draw:fill-color="#ffffff"/>
      <style:text-properties style:font-name="Liberation Serif" fo:font-size="34pt" style:font-size-asian="34pt" style:font-size-complex="34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style:font-name="Liberation Serif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color="#000000" style:font-name="Liberation Sans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color="#000000" style:font-name="Liberation Serif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style:font-name="Liberation Serif" fo:font-size="26pt" style:font-size-asian="26pt" style:font-size-complex="26pt"/>
    </style:style>
    <style:style style:name="P13" style:family="paragraph">
      <loext:graphic-properties draw:fill="none" draw:fill-color="#ffffff"/>
      <style:text-properties style:font-name="DejaVu Sans" fo:font-size="26pt" style:font-size-asian="26pt" style:font-size-complex="26pt"/>
    </style:style>
    <style:style style:name="P14" style:family="paragraph">
      <style:text-properties fo:color="#808080"/>
    </style:style>
    <style:style style:name="P15" style:family="paragraph">
      <loext:graphic-properties draw:fill="none" draw:fill-color="#ffffff"/>
      <style:text-properties fo:color="#808080" style:font-name="Liberation Serif" fo:font-size="36pt" fo:font-weight="bold" style:font-size-asian="36pt" style:font-size-complex="36pt"/>
    </style:style>
    <style:style style:name="P16" style:family="paragraph">
      <style:text-properties style:font-name="Liberation Serif"/>
    </style:style>
    <style:style style:name="P17" style:family="paragraph">
      <loext:graphic-properties draw:fill="none" draw:fill-color="#ffffff"/>
      <style:text-properties style:font-name="Liberation Serif"/>
    </style:style>
    <style:style style:name="P18" style:family="paragraph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P19" style:family="paragraph">
      <loext:graphic-properties draw:fill="none" draw:fill-color="#ffffff"/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0" style:family="paragraph">
      <loext:graphic-properties draw:fill-color="#ffffff"/>
      <style:paragraph-properties fo:text-align="center"/>
      <style:text-properties fo:color="#ffffff" style:font-name="Liberation Serif" fo:font-weight="bold" style:font-weight-asian="bold" style:font-weight-complex="bold"/>
    </style:style>
    <style:style style:name="P21" style:family="paragraph">
      <loext:graphic-properties draw:fill-color="#ff0000"/>
      <style:paragraph-properties fo:text-align="center"/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none"/>
      <style:paragraph-properties fo:text-align="center"/>
      <style:text-properties style:font-name="Liberation Serif"/>
    </style:style>
    <style:style style:name="P23" style:family="paragraph">
      <loext:graphic-properties draw:fill-color="#0000ff"/>
      <style:paragraph-properties fo:text-align="center"/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-color="#0000ff"/>
      <style:paragraph-properties fo:text-align="center"/>
      <style:text-properties fo:color="#ffffff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25" style:family="paragraph">
      <loext:graphic-properties draw:fill-color="#99ff66"/>
      <style:paragraph-properties fo:text-align="center"/>
      <style:text-properties fo:color="#000000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26" style:family="paragraph">
      <loext:graphic-properties draw:fill="none" draw:fill-color="#ffffff"/>
      <style:text-properties style:font-name="Liberation Serif" fo:font-size="24pt" fo:font-weight="bold" style:font-size-asian="24pt" style:font-size-complex="24pt"/>
    </style:style>
    <style:style style:name="P27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-color="#ff0000"/>
      <style:paragraph-properties fo:text-align="center"/>
      <style:text-properties fo:color="#ffffff" style:font-name="Liberation Serif" fo:font-size="26pt" fo:font-weight="bold" style:font-size-asian="26pt" style:font-weight-asian="bold" style:font-size-complex="26pt" style:font-weight-complex="bold"/>
    </style:style>
    <style:style style:name="P29" style:family="paragraph">
      <loext:graphic-properties draw:fill="none" draw:fill-color="#ffffff"/>
      <style:text-properties style:font-name="Liberation Serif" fo:font-size="20pt" style:font-size-asian="20pt" style:font-size-complex="20pt"/>
    </style:style>
    <style:style style:name="P30" style:family="paragraph">
      <loext:graphic-properties draw:fill-color="#0000ff"/>
      <style:paragraph-properties fo:text-align="center"/>
      <style:text-properties fo:color="#ffffff" style:font-name="Liberation Serif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text-align="center"/>
      <style:text-properties fo:color="#000000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32" style:family="paragraph">
      <loext:graphic-properties draw:fill-color="#99ff66" draw:opacity="100%"/>
      <style:paragraph-properties fo:text-align="center"/>
      <style:text-properties fo:color="#000000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33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T1" style:family="text">
      <style:text-properties style:font-name="Liberation Serif" fo:font-size="34pt" style:font-size-asian="34pt" style:font-size-complex="34pt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fo:color="#000000" style:font-name="Liberation Serif" fo:font-weight="bold" style:font-weight-asian="bold" style:font-weight-complex="bold"/>
    </style:style>
    <style:style style:name="T4" style:family="text">
      <style:text-properties fo:color="#000000" style:font-name="Liberation Serif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T5" style:family="text">
      <style:text-properties style:text-position="0% 100%"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style:text-position="33% 58%"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style:font-name="Liberation Serif" fo:font-size="26pt" style:font-size-asian="26pt" style:font-size-complex="26pt"/>
    </style:style>
    <style:style style:name="T8" style:family="text">
      <style:text-properties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fo:color="#808080" style:font-name="Liberation Serif" fo:font-size="48pt" fo:font-weight="bold" style:font-size-asian="48pt" style:font-size-complex="48pt"/>
    </style:style>
    <style:style style:name="T10" style:family="text">
      <style:text-properties style:font-name="Liberation Serif" fo:font-size="32pt" style:font-size-asian="32pt" style:font-size-complex="32pt"/>
    </style:style>
    <style:style style:name="T11" style:family="text">
      <style:text-properties style:text-position="-33% 58%" style:font-name="Liberation Serif" fo:font-size="32pt" style:font-size-asian="32pt" style:font-size-complex="32pt"/>
    </style:style>
    <style:style style:name="T12" style:family="text">
      <style:text-properties style:font-name="Liberation Serif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style:font-name="Liberation Serif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ffff" style:text-position="0% 100%" style:font-name="Liberation Serif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ffffff" style:text-position="-33% 58%" style:font-name="Liberation Serif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ffff" style:text-position="-33% 58%" style:font-name="Liberation Serif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0000" style:font-name="Liberation Serif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style:text-position="-33% 58%" style:font-name="Liberation Serif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Serif" fo:font-size="32pt" fo:font-weight="bold" style:font-size-asian="32pt" style:font-size-complex="32pt"/>
    </style:style>
    <style:style style:name="T20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Liberation Serif" fo:font-size="28pt" style:font-size-asian="28pt" style:font-size-complex="28pt"/>
    </style:style>
    <style:style style:name="T22" style:family="text">
      <style:text-properties fo:color="#ffffff" style:text-position="0% 100%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T23" style:family="text">
      <style:text-properties fo:color="#ffffff" style:text-position="-33% 58%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T24" style:family="text">
      <style:text-properties style:font-name="Liberation Seri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style:text-position="-33% 58%" style:font-name="Liberation Serif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Liberation Serif"/>
    </style:style>
    <style:style style:name="T27" style:family="text">
      <style:text-properties style:text-position="-33% 58%" style:font-name="Liberation Serif"/>
    </style:style>
    <style:style style:name="T28" style:family="text">
      <style:text-properties style:text-position="0% 100%" style:font-name="Liberation Seri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style:text-position="0% 100%" style:font-name="Liberation Seri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414cm" svg:height="5.779cm" draw:transform="skewX (0.410326907143867) translate (2.514cm 8.444cm)">
          <text:p/>
          <draw:enhanced-geometry svg:viewBox="0 0 21600 21600" draw:glue-points="?f6 10800 10800 21600 ?f5 10800 10800 0" draw:text-areas="?f3 ?f3 ?f4 ?f4" draw:type="trapezoid" draw:modifiers="9991.55470249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18.111cm" svg:height="8.908cm" svg:x="1.66cm" svg:y="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2.513cm" svg:height="2.31cm" svg:x="19.813cm" svg:y="4.176cm">
          <draw:text-box>
            <text:p text:style-name="P3"><text:span text:style-name="T1">Pro</text:span><text:span text:style-name="T1">pag</text:span><text:span text:style-name="T1">ati</text:span><text:span text:style-name="T1">on </text:span><text:span text:style-name="T1">Pip</text:span><text:span text:style-name="T1">eli</text:span><text:span text:style-name="T1">ne </text:span></text:p>
          </draw:text-box>
        </draw:frame>
        <draw:custom-shape draw:style-name="gr4" draw:text-style-name="P5" draw:layer="layout" svg:width="27.274cm" svg:height="1.774cm" svg:x="2.717cm" svg:y="20.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296cm" svg:height="1.846cm" svg:x="2.695cm" svg:y="18.6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7.329cm" svg:height="1.847cm" svg:x="2.629cm" svg:y="16.4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7.374cm" svg:height="1.851cm" svg:x="2.584cm" svg:y="14.0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68cm" svg:height="9.86cm" svg:x="13.047cm" svg:y="12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419cm" svg:height="9.86cm" svg:x="16.148cm" svg:y="12.9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414cm" svg:height="9.86cm" svg:x="19.049cm" svg:y="12.9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477cm" svg:height="9.86cm" svg:x="22.05cm" svg:y="12.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494cm" svg:height="9.86cm" svg:x="24.651cm" svg:y="12.9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512cm" svg:height="9.86cm" svg:x="27.752cm" svg:y="12.9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483cm" svg:height="9.86cm" svg:x="10.346cm" svg:y="12.9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465cm" svg:height="9.86cm" svg:x="7.245cm" svg:y="12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491cm" svg:height="9.86cm" svg:x="4.323cm" svg:y="12.9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.01cm" svg:height="1.5cm" svg:x="4.234cm" svg:y="14.12cm">
          <text:p text:style-name="P6"><text:span text:style-name="T2">E0_S0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cm" svg:height="1.5cm" svg:x="7.263cm" svg:y="14.168cm">
          <text:p text:style-name="P6"><text:span text:style-name="T3">E0_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9" draw:layer="layout" svg:x1="6.228cm" svg:y1="15.072cm" svg:x2="7.268cm" svg:y2="15.072cm">
          <text:p/>
        </draw:line>
        <draw:custom-shape draw:style-name="gr17" draw:text-style-name="P10" draw:layer="layout" svg:width="2.01cm" svg:height="1.5cm" svg:x="10.326cm" svg:y="14.17cm">
          <text:p text:style-name="P6"><text:span text:style-name="T3">E0_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01cm" svg:height="1.5cm" svg:x="4.217cm" svg:y="16.683cm">
          <text:p text:style-name="P6"><text:span text:style-name="T2">E1_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2.01cm" svg:height="1.5cm" svg:x="13.062cm" svg:y="16.554cm">
          <text:p text:style-name="P6"><text:span text:style-name="T3">E1_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9" draw:layer="layout" svg:x1="6.238cm" svg:y1="17.592cm" svg:x2="13.029cm" svg:y2="17.592cm">
          <text:p/>
        </draw:line>
        <draw:line draw:style-name="gr16" draw:text-style-name="P9" draw:layer="layout" svg:x1="9.274cm" svg:y1="15.039cm" svg:x2="10.314cm" svg:y2="15.039cm">
          <text:p/>
        </draw:line>
        <draw:custom-shape draw:style-name="gr19" draw:text-style-name="P8" draw:layer="layout" svg:width="2.01cm" svg:height="1.5cm" svg:x="16.088cm" svg:y="16.627cm">
          <text:p text:style-name="P6"><text:span text:style-name="T3">E1_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9" draw:layer="layout" svg:x1="15.047cm" svg:y1="17.275cm" svg:x2="16.087cm" svg:y2="17.275cm">
          <text:p/>
        </draw:line>
        <draw:custom-shape draw:style-name="gr14" draw:text-style-name="P7" draw:layer="layout" svg:width="2.01cm" svg:height="1.5cm" svg:x="13.053cm" svg:y="18.874cm">
          <text:p text:style-name="P6"><text:span text:style-name="T2">E2_S0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737cm" svg:height="1.067cm" draw:transform="rotate (-1.52018177848706) translate (7.022cm 17.129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1" draw:text-style-name="P10" draw:layer="layout" svg:width="2.01cm" svg:height="1.5cm" svg:x="19.011cm" svg:y="18.868cm">
          <text:p text:style-name="P6"><text:span text:style-name="T4">E2_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2.01cm" svg:height="1.5cm" svg:x="22.04cm" svg:y="18.828cm">
          <text:p text:style-name="P6"><text:span text:style-name="T4">E2_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9" draw:layer="layout" svg:x1="21.013cm" svg:y1="19.605cm" svg:x2="22.053cm" svg:y2="19.605cm">
          <text:p/>
        </draw:line>
        <draw:line draw:style-name="gr16" draw:text-style-name="P9" draw:layer="layout" svg:x1="15.039cm" svg:y1="19.875cm" svg:x2="19.007cm" svg:y2="19.875cm">
          <text:p/>
        </draw:line>
        <draw:line draw:style-name="gr23" draw:text-style-name="P9" draw:layer="layout" svg:x1="6.625cm" svg:y1="15.03cm" svg:x2="6.625cm" svg:y2="17.167cm">
          <text:p/>
        </draw:line>
        <draw:line draw:style-name="gr16" draw:text-style-name="P9" draw:layer="layout" svg:x1="6.707cm" svg:y1="20.07cm" svg:x2="12.982cm" svg:y2="20.07cm">
          <text:p/>
        </draw:line>
        <draw:line draw:style-name="gr23" draw:text-style-name="P9" draw:layer="layout" svg:x1="6.659cm" svg:y1="17.849cm" svg:x2="6.659cm" svg:y2="20.063cm">
          <text:p/>
        </draw:line>
        <draw:line draw:style-name="gr23" draw:text-style-name="P9" draw:layer="layout" svg:x1="11.394cm" svg:y1="15.651cm" svg:x2="11.394cm" svg:y2="17.163cm">
          <text:p/>
        </draw:line>
        <draw:line draw:style-name="gr16" draw:text-style-name="P9" draw:layer="layout" svg:x1="11.521cm" svg:y1="16.851cm" svg:x2="13.059cm" svg:y2="16.851cm">
          <text:p/>
        </draw:line>
        <draw:custom-shape draw:style-name="gr20" draw:text-style-name="P9" draw:layer="layout" svg:width="0.737cm" svg:height="1.067cm" draw:transform="rotate (-1.52018177848706) translate (11.793cm 17.126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3" draw:text-style-name="P9" draw:layer="layout" svg:x1="11.394cm" svg:y1="17.855cm" svg:x2="11.394cm" svg:y2="19.411cm">
          <text:p/>
        </draw:line>
        <draw:line draw:style-name="gr16" draw:text-style-name="P9" draw:layer="layout" svg:x1="11.404cm" svg:y1="19.357cm" svg:x2="12.998cm" svg:y2="19.357cm">
          <text:p/>
        </draw:line>
        <draw:line draw:style-name="gr23" draw:text-style-name="P9" draw:layer="layout" svg:x1="17.144cm" svg:y1="18.123cm" svg:x2="17.144cm" svg:y2="19.529cm">
          <text:p/>
        </draw:line>
        <draw:line draw:style-name="gr16" draw:text-style-name="P9" draw:layer="layout" svg:x1="17.178cm" svg:y1="19.23cm" svg:x2="18.97cm" svg:y2="19.23cm">
          <text:p/>
        </draw:line>
        <draw:line draw:style-name="gr23" draw:text-style-name="P9" draw:layer="layout" svg:x1="7.874cm" svg:y1="17.554cm" svg:x2="7.874cm" svg:y2="19.864cm">
          <text:p/>
        </draw:line>
        <draw:custom-shape draw:style-name="gr14" draw:text-style-name="P7" draw:layer="layout" svg:width="2.01cm" svg:height="1.5cm" svg:x="18.972cm" svg:y="20.992cm">
          <text:p text:style-name="P6"><text:span text:style-name="T2">E3_S1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737cm" svg:height="1.067cm" draw:transform="rotate (-1.52018177848706) translate (8.297cm 19.8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3" draw:text-style-name="P9" draw:layer="layout" svg:x1="7.892cm" svg:y1="20.518cm" svg:x2="7.892cm" svg:y2="22.065cm">
          <text:p/>
        </draw:line>
        <draw:line draw:style-name="gr16" draw:text-style-name="P9" draw:layer="layout" svg:x1="7.932cm" svg:y1="22.007cm" svg:x2="18.894cm" svg:y2="22.007cm">
          <text:p/>
        </draw:line>
        <draw:custom-shape draw:style-name="gr20" draw:text-style-name="P9" draw:layer="layout" svg:width="0.737cm" svg:height="1.067cm" draw:transform="rotate (-1.52018177848706) translate (17.578cm 19.46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3" draw:text-style-name="P9" draw:layer="layout" svg:x1="17.169cm" svg:y1="20.17cm" svg:x2="17.169cm" svg:y2="21.613cm">
          <text:p/>
        </draw:line>
        <draw:line draw:style-name="gr16" draw:text-style-name="P9" draw:layer="layout" svg:x1="17.124cm" svg:y1="21.563cm" svg:x2="18.916cm" svg:y2="21.563cm">
          <text:p/>
        </draw:line>
        <draw:custom-shape draw:style-name="gr24" draw:text-style-name="P8" draw:layer="layout" svg:width="2.01cm" svg:height="1.5cm" svg:x="24.64cm" svg:y="20.936cm">
          <text:p text:style-name="P6"><text:span text:style-name="T3">E3_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2.01cm" svg:height="1.5cm" svg:x="27.77cm" svg:y="20.992cm">
          <text:p text:style-name="P6"><text:span text:style-name="T3">E3_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9" draw:layer="layout" svg:x1="26.663cm" svg:y1="21.609cm" svg:x2="27.703cm" svg:y2="21.609cm">
          <text:p/>
        </draw:line>
        <draw:line draw:style-name="gr16" draw:text-style-name="P9" draw:layer="layout" svg:x1="21.019cm" svg:y1="21.907cm" svg:x2="24.6cm" svg:y2="21.907cm">
          <text:p/>
        </draw:line>
        <draw:line draw:style-name="gr23" draw:text-style-name="P9" draw:layer="layout" svg:x1="22.881cm" svg:y1="20.328cm" svg:x2="22.881cm" svg:y2="21.29cm">
          <text:p/>
        </draw:line>
        <draw:line draw:style-name="gr16" draw:text-style-name="P9" draw:layer="layout" svg:x1="22.836cm" svg:y1="21.298cm" svg:x2="24.617cm" svg:y2="21.298cm">
          <text:p/>
        </draw:line>
        <draw:custom-shape draw:style-name="gr26" draw:text-style-name="P11" draw:layer="layout" svg:width="0.259cm" svg:height="0.259cm" svg:x="6.518cm" svg:y="14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259cm" svg:height="0.259cm" svg:x="11.273cm" svg:y="16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259cm" svg:height="0.259cm" svg:x="7.758cm" svg:y="17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259cm" svg:height="0.259cm" svg:x="17.006cm" svg:y="1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01cm" svg:height="1.5cm" svg:x="2.935cm" svg:y="24.581cm">
          <text:p text:style-name="P6"><text:span text:style-name="T2">Ei_Sj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11.232cm" svg:height="2.283cm" svg:x="5.157cm" svg:y="24.657cm">
          <draw:text-box>
            <text:p><text:span text:style-name="T5">i</text:span><text:span text:style-name="T6">th </text:span><text:span text:style-name="T5">-</text:span><text:span text:style-name="T7">shuffle task with storage</text:span><text:span text:style-name="T8"> j</text:span></text:p>
          </draw:text-box>
        </draw:frame>
        <draw:custom-shape draw:style-name="gr28" draw:text-style-name="P10" draw:layer="layout" svg:width="2.01cm" svg:height="1.5cm" svg:x="18.144cm" svg:y="24.582cm">
          <text:p text:style-name="P6"><text:span text:style-name="T4">Ei_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3" draw:layer="layout" svg:width="14.068cm" svg:height="1.395cm" svg:x="20.293cm" svg:y="24.627cm">
          <draw:text-box>
            <text:p><text:span text:style-name="T8">j</text:span><text:span text:style-name="T6">th</text:span><text:span text:style-name="T8">-</text:span><text:span text:style-name="T7">bat</text:span><text:span text:style-name="T7">ch </text:span><text:span text:style-name="T7">pro</text:span><text:span text:style-name="T7">p </text:span><text:span text:style-name="T7">task </text:span><text:span text:style-name="T7">in </text:span><text:span text:style-name="T7">epo</text:span><text:span text:style-name="T7">c</text:span><text:span text:style-name="T7">h </text:span><text:span text:style-name="T8">i</text:span></text:p>
          </draw:text-box>
        </draw:frame>
        <draw:frame draw:style-name="gr30" draw:text-style-name="P15" draw:layer="layout" svg:width="3.096cm" svg:height="2.926cm" svg:x="29.889cm" svg:y="15.943cm">
          <draw:text-box>
            <text:p text:style-name="P14"><text:span text:style-name="T9">...</text:span></text:p>
          </draw:text-box>
        </draw:frame>
        <draw:frame draw:style-name="gr31" draw:text-style-name="P17" draw:layer="layout" svg:width="2.249cm" svg:height="1.768cm" svg:x="2.519cm" svg:y="13.978cm">
          <draw:text-box>
            <text:p text:style-name="P16"><text:span text:style-name="T10">E</text:span><text:span text:style-name="T11">0</text:span></text:p>
          </draw:text-box>
        </draw:frame>
        <draw:frame draw:style-name="gr31" draw:text-style-name="P17" draw:layer="layout" svg:width="2.249cm" svg:height="1.768cm" svg:x="2.608cm" svg:y="16.535cm">
          <draw:text-box>
            <text:p text:style-name="P16"><text:span text:style-name="T10">E</text:span><text:span text:style-name="T11">1</text:span></text:p>
          </draw:text-box>
        </draw:frame>
        <draw:frame draw:style-name="gr31" draw:text-style-name="P17" draw:layer="layout" svg:width="2.249cm" svg:height="1.768cm" svg:x="2.609cm" svg:y="16.535cm">
          <draw:text-box>
            <text:p text:style-name="P16"><text:span text:style-name="T10">E</text:span><text:span text:style-name="T11">1</text:span></text:p>
          </draw:text-box>
        </draw:frame>
        <draw:frame draw:style-name="gr31" draw:text-style-name="P17" draw:layer="layout" svg:width="2.249cm" svg:height="1.768cm" svg:x="2.676cm" svg:y="18.674cm">
          <draw:text-box>
            <text:p text:style-name="P16"><text:span text:style-name="T10">E</text:span><text:span text:style-name="T11">2</text:span></text:p>
          </draw:text-box>
        </draw:frame>
        <draw:frame draw:style-name="gr31" draw:text-style-name="P17" draw:layer="layout" svg:width="2.249cm" svg:height="1.768cm" svg:x="2.743cm" svg:y="20.791cm">
          <draw:text-box>
            <text:p text:style-name="P16"><text:span text:style-name="T10">E</text:span><text:span text:style-name="T11">3</text:span></text:p>
          </draw:text-box>
        </draw:frame>
        <draw:line draw:style-name="gr32" draw:text-style-name="P9" draw:layer="layout" svg:x1="2.937cm" svg:y1="23.629cm" svg:x2="29.043cm" svg:y2="23.629cm">
          <text:p/>
        </draw:line>
        <draw:frame draw:style-name="gr33" draw:text-style-name="P19" draw:layer="layout" svg:width="4.013cm" svg:height="1.5cm" svg:x="28.954cm" svg:y="22.746cm">
          <draw:text-box>
            <text:p text:style-name="P18"><text:span text:style-name="T12">t</text:span><text:span text:style-name="T12">i</text:span><text:span text:style-name="T12">m</text:span><text:span text:style-name="T12">e</text:span></text:p>
          </draw:text-box>
        </draw:frame>
        <draw:custom-shape draw:style-name="gr34" draw:text-style-name="P20" draw:layer="layout" svg:width="13.668cm" svg:height="4.219cm" svg:x="4.08cm" svg:y="6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layout" svg:width="0.491cm" svg:height="5.907cm" svg:x="4.764cm" svg:y="5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491cm" svg:height="6.055cm" svg:x="7.364cm" svg:y="5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491cm" svg:height="6.055cm" svg:x="10.264cm" svg:y="5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491cm" svg:height="6.055cm" svg:x="13.264cm" svg:y="5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1" draw:layer="layout" svg:width="1.607cm" svg:height="1.607cm" svg:x="4.718cm" svg:y="6.324cm">
          <text:p text:style-name="P6"><text:span text:style-name="T1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2" draw:layer="layout" svg:x1="6.33cm" svg:y1="7.313cm" svg:x2="7.437cm" svg:y2="7.313cm">
          <text:p/>
        </draw:line>
        <draw:line draw:style-name="gr16" draw:text-style-name="P22" draw:layer="layout" svg:x1="9.04cm" svg:y1="7.345cm" svg:x2="10.308cm" svg:y2="7.345cm">
          <text:p/>
        </draw:line>
        <draw:line draw:style-name="gr16" draw:text-style-name="P22" draw:layer="layout" svg:x1="8.92cm" svg:y1="8.124cm" svg:x2="10.297cm" svg:y2="9.364cm">
          <text:p/>
        </draw:line>
        <draw:custom-shape draw:style-name="gr38" draw:text-style-name="P23" draw:layer="layout" svg:width="1.607cm" svg:height="1.607cm" svg:x="7.408cm" svg:y="6.372cm">
          <text:p text:style-name="P6"><text:span text:style-name="T14">G</text:span><text:span text:style-name="T15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1.606cm" svg:height="1.606cm" svg:x="10.317cm" svg:y="6.369cm">
          <text:p text:style-name="P6"><text:span text:style-name="T14">G</text:span><text:span text:style-name="T16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1.607cm" svg:height="1.607cm" svg:x="10.304cm" svg:y="8.53cm">
          <text:p text:style-name="P6"><text:span text:style-name="T17">U</text:span><text:span text:style-name="T18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1.607cm" svg:height="1.607cm" svg:x="13.263cm" svg:y="8.524cm">
          <text:p text:style-name="P6"><text:span text:style-name="T17">U</text:span><text:span text:style-name="T18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2" draw:layer="layout" svg:x1="11.935cm" svg:y1="7.36cm" svg:x2="13.203cm" svg:y2="7.36cm">
          <text:p/>
        </draw:line>
        <draw:line draw:style-name="gr16" draw:text-style-name="P22" draw:layer="layout" svg:x1="11.895cm" svg:y1="8.016cm" svg:x2="13.272cm" svg:y2="9.256cm">
          <text:p/>
        </draw:line>
        <draw:custom-shape draw:style-name="gr42" draw:text-style-name="P24" draw:layer="layout" svg:width="1.607cm" svg:height="1.607cm" svg:x="13.272cm" svg:y="6.492cm">
          <text:p text:style-name="P6"><text:span text:style-name="T14">G</text:span><text:span text:style-name="T16">N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6" draw:layer="layout" svg:width="2.191cm" svg:height="2.107cm" svg:x="15.83cm" svg:y="8.985cm">
          <draw:text-box>
            <text:p><text:span text:style-name="T19">...</text:span></text:p>
          </draw:text-box>
        </draw:frame>
        <draw:frame draw:style-name="gr43" draw:text-style-name="P27" draw:layer="layout" svg:width="2.192cm" svg:height="2.107cm" svg:x="16.206cm" svg:y="6.366cm">
          <draw:text-box>
            <text:p><text:span text:style-name="T20">...</text:span></text:p>
          </draw:text-box>
        </draw:frame>
        <draw:custom-shape draw:style-name="gr44" draw:text-style-name="P28" draw:layer="layout" svg:width="1.508cm" svg:height="1.508cm" svg:x="20.21cm" svg:y="6.494cm">
          <text:p text:style-name="P6"><text:span text:style-name="T1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9" draw:layer="layout" svg:width="9.59cm" svg:height="1.638cm" svg:x="21.728cm" svg:y="6.602cm">
          <draw:text-box>
            <text:p><text:span text:style-name="T21">Forward prop task</text:span></text:p>
          </draw:text-box>
        </draw:frame>
        <draw:custom-shape draw:style-name="gr46" draw:text-style-name="P30" draw:layer="layout" svg:width="1.508cm" svg:height="1.508cm" svg:x="20.218cm" svg:y="8.559cm">
          <text:p text:style-name="P6"><text:span text:style-name="T22">G</text:span><text:span text:style-name="T2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7" draw:layer="layout" svg:width="11.015cm" svg:height="1.671cm" svg:x="21.71cm" svg:y="8.608cm">
          <draw:text-box>
            <text:p><text:span text:style-name="T24">i</text:span><text:span text:style-name="T25">th</text:span><text:span text:style-name="T21">-layer gradient calc task</text:span></text:p>
          </draw:text-box>
        </draw:frame>
        <draw:custom-shape draw:style-name="gr48" draw:text-style-name="P32" draw:layer="layout" svg:width="1.244cm" svg:height="1.244cm" svg:x="20.327cm" svg:y="10.908cm">
          <text:p text:style-name="P31"><text:span text:style-name="T26">U</text:span><text:span text:style-name="T27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33" draw:layer="layout" svg:width="12.023cm" svg:height="1.579cm" svg:x="21.717cm" svg:y="10.705cm">
          <draw:text-box>
            <text:p><text:span text:style-name="T28">i</text:span><text:span text:style-name="T25">th</text:span><text:span text:style-name="T29">-</text:span><text:span text:style-name="T21">layer w</text:span><text:span text:style-name="T21">eight update task</text:span></text:p>
          </draw:text-box>
        </draw:frame>
        <draw:custom-shape draw:style-name="gr50" draw:text-style-name="P11" draw:layer="layout" svg:width="1.301cm" svg:height="4.38cm" svg:x="2.702cm" svg:y="5.999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11" draw:layer="layout" svg:width="1.302cm" svg:height="4.38cm" svg:x="17.786cm" svg:y="6.061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22" draw:layer="layout" svg:x1="14.908cm" svg:y1="7.36cm" svg:x2="16.176cm" svg:y2="7.36cm">
          <text:p/>
        </draw:line>
        <draw:line draw:style-name="gr16" draw:text-style-name="P22" draw:layer="layout" svg:x1="14.868cm" svg:y1="8.016cm" svg:x2="16.245cm" svg:y2="9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gradient draw:name="Gradient_20_4" draw:display-name="Gradient 4" draw:style="radial" draw:cx="50%" draw:cy="50%" draw:start-color="#cccccc" draw:end-color="#b2b2b2" draw:start-intensity="100%" draw:end-intensity="100%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15:47:47.541072404</meta:creation-date>
    <dc:date>2018-12-30T16:13:59.063636168</dc:date>
    <meta:editing-duration>PT26M4S</meta:editing-duration>
    <meta:editing-cycles>14</meta:editing-cycles>
    <meta:generator>LibreOffice/5.1.6.2$Linux_X86_64 LibreOffice_project/10m0$Build-2</meta:generator>
    <meta:document-statistic meta:object-count="100"/>
  </office:meta>
</office:document-meta>
</file>